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F400000139153D82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, Cousine, 'DejaVu Sans Mono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9.192cm" style:use-optimal-column-width="false"/>
    </style:style>
    <style:style style:name="co2" style:family="table-column">
      <style:table-column-properties style:column-width="9.194cm" style:use-optimal-column-width="false"/>
    </style:style>
    <style:style style:name="ro1" style:family="table-row">
      <style:table-row-properties style:row-height="1.826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9pt" fo:letter-spacing="normal" fo:language="en" fo:country="US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NG 346&#10;Data Structures and Algorithms for Artificial Intellige" draw:style-name="dp1" draw:master-page-name="Default" presentation:presentation-page-layout-name="AL1T0">
        <draw:frame draw:name="PlaceHolder 1" presentation:style-name="pr1" draw:text-style-name="P2" draw:layer="layout" svg:width="25.384cm" svg:height="8.409cm" svg:x="4.233cm" svg:y="3.118cm" presentation:class="title" presentation:user-transformed="true">
          <draw:text-box>
            <text:p text:style-name="P1"><text:span text:style-name="T1">EN</text:span><text:span text:style-name="T1">G </text:span><text:span text:style-name="T1">346</text:span><text:span text:style-name="T2"><text:line-break/></text:span><text:span text:style-name="T1">Dat</text:span><text:span text:style-name="T1">a </text:span><text:span text:style-name="T1">Str</text:span><text:span text:style-name="T1">uct</text:span><text:span text:style-name="T1">ure</text:span><text:span text:style-name="T1">s </text:span><text:span text:style-name="T1">an</text:span><text:span text:style-name="T1">d </text:span><text:span text:style-name="T1">Alg</text:span><text:span text:style-name="T1">orit</text:span><text:span text:style-name="T1">hm</text:span><text:span text:style-name="T1">s </text:span><text:span text:style-name="T1">for </text:span><text:span text:style-name="T1">Art</text:span><text:span text:style-name="T1">ifici</text:span><text:span text:style-name="T1">al </text:span><text:span text:style-name="T1">Int</text:span><text:span text:style-name="T1">elli</text:span><text:span text:style-name="T1">ge</text:span><text:span text:style-name="T1">nce</text:span><text:span text:style-name="T2"><text:line-break/></text:span><text:span text:style-name="T3">Cou</text:span><text:span text:style-name="T3">rse </text:span><text:span text:style-name="T3">Ove</text:span><text:span text:style-name="T3">rvie</text:span><text:span text:style-name="T3">w</text:span></text:p>
          </draw:text-box>
        </draw:frame>
        <draw:frame draw:name="PlaceHolder 2" presentation:style-name="pr2" draw:text-style-name="P5" draw:layer="layout" svg:width="29.194cm" svg:height="8.229cm" svg:x="2.554cm" svg:y="11.454cm" presentation:class="subtitle" presentation:user-transformed="true">
          <draw:text-box>
            <text:p text:style-name="P3"><text:span text:style-name="T4">Dr. </text:span><text:span text:style-name="T4">Mehmet </text:span><text:span text:style-name="T4">PEKMEZCİ</text:span></text:p>
            <text:p text:style-name="P3"><text:span text:style-name="T5"><text:a xlink:href="mailto:mpekmezci@gtu.edu.tr" xlink:type="simple">mpekmezci@gtu.edu.tr</text:a></text:span></text:p>
            <text:p text:style-name="P3"><text:span text:style-name="T4"><text:a xlink:href="https://github.com/mehmetpekmezci/GTU-ENG-346" xlink:type="simple">https://github.com/mehmetpekmezci/GTU-ENG-346</text:a></text:span></text:p>
            <text:p text:style-name="P4"><text:span text:style-name="T6">ENG-346 </text:span><text:span text:style-name="T6">Teams </text:span><text:span text:style-name="T6">code is </text:span><text:span text:style-name="T7">0uv7jlm</text:span></text:p>
          </draw:text-box>
        </draw:frame>
        <presentation:notes draw:style-name="dp2">
          <draw:page-thumbnail draw:name="PlaceHolder 1" draw:style-name="gr1" draw:layer="layout" svg:width="15.224cm" svg:height="8.557cm" svg:x="1.905cm" svg:y="3.175cm" draw:page-number="1" presentation:class="page"/>
          <draw:frame draw:name="PlaceHolder 2" presentation:style-name="pr3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8" draw:layer="layout" svg:width="8.239cm" svg:height="1.258cm" svg:x="10.791cm" svg:y="24.126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frame draw:name="PlaceHolder 4" presentation:style-name="pr5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draw:page draw:name="Grading" draw:style-name="dp1" draw:master-page-name="Title_20_and_20_Content" presentation:presentation-page-layout-name="AL2T11">
        <draw:frame draw:name="PlaceHolder 1" presentation:style-name="pr6" draw:text-style-name="P11" draw:layer="layout" svg:width="29.194cm" svg:height="1.773cm" svg:x="2.328cm" svg:y="1.014cm" presentation:class="title" presentation:user-transformed="true">
          <draw:text-box>
            <text:p text:style-name="P10"><text:span text:style-name="T10">EXA</text:span><text:span text:style-name="T10">M </text:span><text:span text:style-name="T10">DATE</text:span><text:span text:style-name="T10">S</text:span></text:p>
          </draw:text-box>
        </draw:frame>
        <draw:frame draw:style-name="gr2" draw:layer="layout" svg:width="18.385cm" svg:height="3.651cm" svg:x="9.232cm" svg:y="3.92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Midterm Exam </text:span></text:p>
                <text:p text:style-name="P12"><text:span text:style-name="T11"/></text:p>
              </table:table-cell>
              <table:table-cell>
                <text:p text:style-name="P12"><text:span text:style-name="T12">08.04.2026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1">Final Exam</text:span></text:p>
              </table:table-cell>
              <table:table-cell>
                <text:p text:style-name="P12"><text:span text:style-name="T12">10.06.202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PlaceHolder 1" draw:style-name="gr1" draw:layer="layout" svg:width="15.224cm" svg:height="8.557cm" svg:x="1.905cm" svg:y="3.175cm" draw:page-number="2" presentation:class="page"/>
          <draw:frame draw:name="PlaceHolder 2" presentation:style-name="pr7" draw:text-style-name="P6" draw:layer="layout" svg:width="15.224cm" svg:height="9.985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8" draw:layer="layout" svg:width="8.239cm" svg:height="1.258cm" svg:x="10.791cm" svg:y="24.126cm" presentation:class="page-number" presentation:user-transformed="true">
            <draw:text-box>
              <text:p text:style-name="P9"><text:span text:style-name="T13"><text:page-number>&lt;number&gt;</text:page-number></text:span></text:p>
            </draw:text-box>
          </draw:frame>
          <draw:frame draw:name="PlaceHolder 4" presentation:style-name="pr9" draw:text-style-name="P8" draw:layer="layout" svg:width="8.239cm" svg:height="1.258cm" svg:x="10.791cm" svg:y="0cm" presentation:class="date-time" presentation:user-transformed="true">
            <draw:text-box>
              <text:p text:style-name="P9"><text:span text:style-name="T9"><text:date style:data-style-name="D4" text:date-value="2026-02-11">11.02.2026</text:date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, Cousine, 'DejaVu Sans Mono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2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false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Başlık_20_Slaydı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6" draw:layer="backgroundobjects" svg:width="14.304cm" svg:height="0.844cm" svg:x="0.115cm" svg:y="18.164cm">
        <text:p text:style-name="MP5"><text:span text:style-name="MT2">ENG 346 – Data </text:span><text:span text:style-name="MT2">Structures and </text:span><text:span text:style-name="MT2">Algorithms for </text:span><text:span text:style-name="MT2">Artificial </text:span><text:span text:style-name="MT2">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Slide-title" draw:layer="backgroundobjects" svg:width="29.194cm" svg:height="1.773cm" svg:x="2.328cm" svg:y="1.014cm" presentation:class="title" presentation:placeholder="true" presentation:user-transformed="true">
        <draw:text-box/>
      </draw:frame>
      <draw:frame draw:name="PlaceHolder 3" presentation:style-name="Mpr1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1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5" draw:text-style-name="MP6" draw:layer="backgroundobjects" svg:width="14.304cm" svg:height="0.844cm" svg:x="0.115cm" svg:y="18.164cm">
        <text:p text:style-name="MP5"><text:span text:style-name="MT2">ENG 346 – Data Structures and Algorithms </text:span><text:span text:style-name="MT2">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4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4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4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6" draw:text-style-name="MP6" draw:layer="backgroundobjects" svg:width="14.304cm" svg:height="0.844cm" svg:x="0.115cm" svg:y="18.164cm">
        <text:p text:style-name="MP5"><text:span text:style-name="MT2">ENG 346 – Data Structures and Algorithms </text:span><text:span text:style-name="MT2">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-title" draw:layer="backgroundobjects" svg:width="29.194cm" svg:height="1.773cm" svg:x="2.328cm" svg:y="1.014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29.194cm" svg:height="14.067cm" svg:x="2.328cm" svg:y="3.075cm" presentation:class="outline" presentation:placeholder="true" presentation:user-transformed="true">
        <draw:text-box/>
      </draw:frame>
      <draw:frame draw:name="PlaceHolder 3" presentation:style-name="Mpr7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7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7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7" draw:text-style-name="MP6" draw:layer="backgroundobjects" svg:width="14.304cm" svg:height="0.844cm" svg:x="0.115cm" svg:y="18.164cm">
        <text:p text:style-name="MP5"><text:span text:style-name="MT2">ENG 346 – Data Structures and Algorithms </text:span><text:span text:style-name="MT2">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0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0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0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Section_20_Header-title" draw:layer="backgroundobjects" svg:width="30.479cm" svg:height="3.18cm" svg:x="1.693cm" svg:y="0.76cm" presentation:class="title" presentation:placeholder="true">
        <draw:text-box/>
      </draw:frame>
      <draw:frame presentation:style-name="Section_20_Head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8" draw:text-style-name="MP6" draw:layer="backgroundobjects" svg:width="14.304cm" svg:height="0.844cm" svg:x="0.115cm" svg:y="18.164cm">
        <text:p text:style-name="MP5"><text:span text:style-name="MT2">ENG 346 – Data </text:span><text:span text:style-name="MT2">Structures and </text:span><text:span text:style-name="MT2">Algorithms for </text:span><text:span text:style-name="MT2">Artificial </text:span><text:span text:style-name="MT2">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wo_20_Content-title" draw:layer="backgroundobjects" svg:width="29.194cm" svg:height="1.773cm" svg:x="2.328cm" svg:y="1.014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46cm" svg:height="14.067cm" svg:x="2.328cm" svg:y="3.075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46cm" svg:height="14.067cm" svg:x="17.288cm" svg:y="3.075cm" presentation:class="outline" presentation:placeholder="true" presentation:user-transformed="true">
        <draw:text-box/>
      </draw:frame>
      <draw:frame draw:name="PlaceHolder 4" presentation:style-name="Mpr13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5" presentation:style-name="Mpr13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6" presentation:style-name="Mpr13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9" draw:text-style-name="MP6" draw:layer="backgroundobjects" svg:width="14.304cm" svg:height="0.844cm" svg:x="0.115cm" svg:y="18.164cm">
        <text:p text:style-name="MP5"><text:span text:style-name="MT2">ENG 346 – Data </text:span><text:span text:style-name="MT2">Structures and </text:span><text:span text:style-name="MT2">Algorithms for </text:span><text:span text:style-name="MT2">Artificial </text:span><text:span text:style-name="MT2">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Only-title" draw:layer="backgroundobjects" svg:width="29.194cm" svg:height="1.773cm" svg:x="2.328cm" svg:y="1.014cm" presentation:class="title" presentation:placeholder="true" presentation:user-transformed="true">
        <draw:text-box/>
      </draw:frame>
      <draw:frame draw:name="PlaceHolder 2" presentation:style-name="Mpr16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3" presentation:style-name="Mpr16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4" presentation:style-name="Mpr16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0" draw:text-style-name="MP6" draw:layer="backgroundobjects" svg:width="14.304cm" svg:height="0.844cm" svg:x="0.115cm" svg:y="18.164cm">
        <text:p text:style-name="MP5"><text:span text:style-name="MT2">ENG 346 – Data </text:span><text:span text:style-name="MT2">Structures and </text:span><text:span text:style-name="MT2">Algorithms for </text:span><text:span text:style-name="MT2">Artificial </text:span><text:span text:style-name="MT2">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9" draw:text-style-name="MP9" draw:layer="backgroundobjects" svg:width="11.414cm" svg:height="0.99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9" draw:text-style-name="MP11" draw:layer="backgroundobjects" svg:width="7.604cm" svg:height="0.99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9" draw:text-style-name="MP9" draw:layer="backgroundobjects" svg:width="7.604cm" svg:height="0.99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Slaydı" style:display-name="Başlık Slaydı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1" draw:text-style-name="MP6" draw:layer="backgroundobjects" svg:width="14.304cm" svg:height="0.844cm" svg:x="0.115cm" svg:y="18.164cm">
        <text:p text:style-name="MP5"><text:span text:style-name="MT2">ENG 346 – Data </text:span><text:span text:style-name="MT2">Structures and </text:span><text:span text:style-name="MT2">Algorithms for </text:span><text:span text:style-name="MT2">Artificial </text:span><text:span text:style-name="MT2">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4cm" svg:height="2.80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presentation:notes style:page-layout-name="PM2">
        <draw:page-thumbnail presentation:style-name="Başlık_20_Slaydı-title" draw:layer="backgroundobjects" svg:width="0.001cm" svg:height="0.001cm" svg:x="0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7T03:10:24</meta:creation-date>
    <meta:initial-creator>Kürşat İNCE</meta:initial-creator>
    <dc:language>en-US</dc:language>
    <meta:print-date>2025-09-19T22:05:07.760826455</meta:print-date>
    <dc:date>2026-02-11T23:05:07.343168314</dc:date>
    <meta:editing-cycles>719</meta:editing-cycles>
    <dc:title>PowerPoint Presentation</dc:title>
    <meta:editing-duration>P15DT18H12M4S</meta:editing-duration>
    <meta:generator>LibreOffice/24.2.7.2$Linux_X86_64 LibreOffice_project/420$Build-2</meta:generator>
    <meta:printed-by>PDF files</meta:printed-by>
    <meta:document-statistic meta:object-count="118"/>
    <meta:user-defined meta:name="AppVersion">15.0000</meta:user-defined>
    <meta:user-defined meta:name="HiddenSlides" meta:value-type="float">1</meta:user-defined>
    <meta:user-defined meta:name="Notes" meta:value-type="float">12</meta:user-defined>
    <meta:user-defined meta:name="PresentationFormat">Widescreen</meta:user-defined>
    <meta:user-defined meta:name="Slides" meta:value-type="float">12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id_classification_nonbusiness" value="" /&gt;&lt;element uid="3a9ec6f0-1d56-47f3-b78c-2cd80822a847" value="" /&gt;&lt;/sisl&gt;</meta:user-defined>
    <meta:user-defined meta:name="bjDocumentSecurityLabel" meta:value-type="string">TASNİF DIŞI</meta:user-defined>
    <meta:user-defined meta:name="bjSaver" meta:value-type="string">f8PkN1uJXJwqI9alO3CYacUW7PVwbe+w</meta:user-defined>
    <meta:user-defined meta:name="docIndexRef" meta:value-type="string">729796e8-72fa-4072-8f4b-785f83ed30b4</meta:user-defined>
    <meta:template xlink:type="simple" xlink:actuate="onRequest" xlink:title="Office Theme" xlink:href=""/>
  </office:meta>
</office:document-meta>
</file>